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2000000200000240000001B06EFCD720.eps" manifest:media-type=""/>
  <manifest:file-entry manifest:full-path="Pictures/20000002000002150000009F9792E51A.eps" manifest:media-type=""/>
  <manifest:file-entry manifest:full-path="Pictures/1000000000000198000000D82E43F8D2.png" manifest:media-type="image/png"/>
  <manifest:file-entry manifest:full-path="Pictures/2000443900004F1D00003B567A510123.wmf" manifest:media-type=""/>
  <manifest:file-entry manifest:full-path="Pictures/10000000000001B3000000E9AA44C9D6.png" manifest:media-type="image/png"/>
  <manifest:file-entry manifest:full-path="Pictures/10000000000000200000002000309F1C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ole-draw-aspect="1"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TexMathsArgs="14§latex§\begin{align*}&#10;g = \left. \frac{\partial i_D}{\partial v_D} \right |_Q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align*}&#10;r =   \left. \frac{\partial i_D}{\partial v_D} \right |_Q ^{-1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solid" draw:marker-end="Arrow" draw:marker-end-width="0.102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8.311cm" svg:height="6.285cm" svg:x="0.294cm" svg:y="0.305cm">
          <draw:image xlink:href="Pictures/2000443900004F1D00003B567A510123.wmf" xlink:type="simple" xlink:show="embed" xlink:actuate="onLoad">
            <text:p/>
          </draw:image>
          <draw:glue-point draw:id="4" svg:x="1.532cm" svg:y="-3.804cm"/>
        </draw:frame>
        <draw:frame draw:style-name="gr2" draw:layer="layout" svg:width="0.629cm" svg:height="0.529cm" svg:x="7.782cm" svg:y="4.6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48cm" svg:height="0.529cm" svg:x="0.746cm" svg:y="0.8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xml:id="id1" draw:id="id1" draw:layer="layout" svg:width="2.079cm" svg:height="0.542cm" svg:x="6.004cm" svg:y="3.8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2" draw:id="id2" draw:layer="layout" svg:width="0.211cm" svg:height="0.211cm" svg:x="5.124cm" svg:y="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2.412cm" svg:height="1.277cm" svg:x="1.774cm" svg:y="0.613cm">
          <draw:image xlink:href="Pictures/1000000000000198000000D82E43F8D2.png" xlink:type="simple" xlink:show="embed" xlink:actuate="onLoad">
            <text:p/>
          </draw:image>
        </draw:frame>
        <draw:frame draw:style-name="gr5" draw:text-style-name="P1" draw:layer="layout" svg:width="2.572cm" svg:height="1.378cm" svg:x="1.76cm" svg:y="2.605cm">
          <draw:image xlink:href="Pictures/10000000000001B3000000E9AA44C9D6.png" xlink:type="simple" xlink:show="embed" xlink:actuate="onLoad">
            <text:p/>
          </draw:image>
        </draw:frame>
        <draw:connector draw:style-name="gr6" draw:text-style-name="P1" draw:layer="layout" draw:type="curve" svg:x1="6.004cm" svg:y1="4.11cm" svg:x2="5.229cm" svg:y2="2.886cm" draw:start-shape="id1" draw:start-glue-point="3" draw:end-shape="id2" draw:end-glue-point="8" svg:d="M6004 4110c-517 0-775-408-775-1224" svg:viewBox="0 0 776 1225">
          <text:p/>
        </draw:connector>
        <draw:frame draw:style-name="gr7" draw:text-style-name="P3" xml:id="id3" draw:id="id3" draw:layer="layout" svg:width="1.12cm" svg:height="0.848cm" svg:x="7.029cm" svg:y="0.762cm">
          <draw:text-box>
            <text:p text:style-name="P2"><text:span text:style-name="T1">مماس</text:span></text:p>
          </draw:text-box>
        </draw:frame>
        <draw:connector draw:style-name="gr6" draw:text-style-name="P1" draw:layer="layout" draw:type="curve" draw:line-skew="6.99cm 1.199cm" svg:x1="7.029cm" svg:y1="1.186cm" svg:x2="5.722cm" svg:y2="1.057cm" draw:start-shape="id3" draw:start-glue-point="3" draw:end-shape="id4" draw:end-glue-point="4" svg:d="M7029 1186c-367 0-306-91-541-143s-766-65-766 14" svg:viewBox="0 0 1308 186">
          <text:p/>
        </draw:connector>
      </draw:page>
      <draw:page draw:name="page2" draw:style-name="dp1" draw:master-page-name="Default">
        <draw:frame draw:style-name="gr1" draw:text-style-name="P1" draw:layer="layout" svg:width="8.331cm" svg:height="2.499cm" svg:x="0.256cm" svg:y="0.653cm">
          <draw:image xlink:href="Pictures/20000002000002150000009F9792E51A.eps" xlink:type="simple" xlink:show="embed" xlink:actuate="onLoad">
            <text:p/>
          </draw:image>
        </draw:frame>
        <draw:frame draw:style-name="gr1" draw:text-style-name="P1" draw:layer="layout" svg:width="4.724cm" svg:height="2.301cm" svg:x="0.319cm" svg:y="0.559cm">
          <draw:image xlink:href="Pictures/2000000200000240000001B06EFCD720.eps" xlink:type="simple" xlink:show="embed" xlink:actuate="onLoad">
            <text:p/>
          </draw:image>
        </draw:frame>
        <draw:frame draw:style-name="gr8" draw:layer="layout" svg:width="0.408cm" svg:height="0.355cm" svg:x="7.873cm" svg:y="1.66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0.424cm" svg:height="0.356cm" svg:x="4.926cm" svg:y="1.7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0.468cm" svg:height="0.47cm" svg:x="7.831cm" svg:y="1.1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538cm" svg:height="0.47cm" svg:x="7.817cm" svg:y="2.10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0.424cm" svg:height="0.356cm" svg:x="0.463cm" svg:y="1.4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0.408cm" svg:height="0.355cm" svg:x="1.601cm" svg:y="0.78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0.413cm" svg:height="0.309cm" svg:x="6.706cm" svg:y="1.43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0.401cm" svg:height="0.309cm" svg:x="7.295cm" svg:y="1.4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34:46.675744326</dc:date>
    <meta:editing-duration>P0D</meta:editing-duration>
    <meta:editing-cycles>1</meta:editing-cycles>
    <meta:document-statistic meta:object-count="20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row>
      <msub>
        <mi>v</mi>
        <mi>D</mi>
      </msub>
    </mrow>
    <annotation encoding="StarMath 5.0">v_D</annotation>
  </semantics>
</math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5/content.xml><?xml version="1.0" encoding="utf-8"?>
<math xmlns="http://www.w3.org/1998/Math/MathML">
  <semantics>
    <mrow>
      <mi>C</mi>
    </mrow>
    <annotation encoding="StarMath 5.0">C</annotation>
  </semantics>
</math>
</file>

<file path=Object 16/content.xml><?xml version="1.0" encoding="utf-8"?>
<math xmlns="http://www.w3.org/1998/Math/MathML">
  <semantics>
    <mrow>
      <mi>R</mi>
    </mrow>
    <annotation encoding="StarMath 5.0">R</annotation>
  </semantics>
</math>
</file>

<file path=Object 2/content.xml><?xml version="1.0" encoding="utf-8"?>
<math xmlns="http://www.w3.org/1998/Math/MathML">
  <semantics>
    <mrow>
      <msub>
        <mi>i</mi>
        <mi>D</mi>
      </msub>
    </mrow>
    <annotation encoding="StarMath 5.0">i_D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sub>
            <mi>I</mi>
            <mi>Q</mi>
          </msub>
          <mi>,</mi>
          <msub>
            <mi>V</mi>
            <mi>Q</mi>
          </msub>
        </mrow>
        <mo stretchy="false">)</mo>
      </mrow>
    </mrow>
    <annotation encoding="StarMath 5.0">Q(I_Q , V_Q)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